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61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i in range(10**6)"&gt;</text:placeholder></text:p>
      <text:p text:style-name="P1"><text:placeholder text:placeholder-type="text">&lt;i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5:07:01.170143553</meta:creation-date>
    <dc:date>2018-11-08T18:08:31.446684066</dc:date>
    <meta:editing-duration>PT2H58M16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3" meta:word-count="6" meta:character-count="39" meta:non-whitespace-character-count="36"/>
  </office:meta>
</office:document-meta>
</file>